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64403" officeooo:paragraph-rsid="00064403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064403"/>
    </style:style>
    <style:style style:name="P4" style:family="paragraph" style:parent-style-name="Standard" style:list-style-name="L2">
      <style:text-properties fo:font-weight="bold" officeooo:paragraph-rsid="00064403" style:font-weight-asian="bold" style:font-weight-complex="bold"/>
    </style:style>
    <style:style style:name="P5" style:family="paragraph" style:parent-style-name="Standard" style:list-style-name="L2">
      <style:text-properties fo:font-weight="bold" officeooo:rsid="00064403" officeooo:paragraph-rsid="0006440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64403"/>
    </style:style>
    <style:style style:name="P7" style:family="paragraph" style:parent-style-name="Standard" style:list-style-name="L2">
      <style:text-properties officeooo:rsid="00098930" officeooo:paragraph-rsid="00098930"/>
    </style:style>
    <style:style style:name="P8" style:family="paragraph" style:parent-style-name="Standard" style:list-style-name="L3">
      <style:text-properties officeooo:rsid="00098930" officeooo:paragraph-rsid="00098930"/>
    </style:style>
    <style:style style:name="P9" style:family="paragraph" style:parent-style-name="Standard" style:list-style-name="L3"/>
    <style:style style:name="P10" style:family="paragraph" style:parent-style-name="Standard">
      <style:paragraph-properties fo:text-align="center" style:justify-single-word="false"/>
      <style:text-properties officeooo:rsid="000a25a5" officeooo:paragraph-rsid="000a25a5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0a25a5" officeooo:paragraph-rsid="000a25a5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0a25a5" officeooo:paragraph-rsid="000a25a5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0af4ac" officeooo:paragraph-rsid="000af4ac"/>
    </style:style>
    <style:style style:name="T1" style:family="text">
      <style:text-properties officeooo:rsid="00064403"/>
    </style:style>
    <style:style style:name="T2" style:family="text">
      <style:text-properties officeooo:rsid="00077d8c"/>
    </style:style>
    <style:style style:name="T3" style:family="text">
      <style:text-properties officeooo:rsid="000af4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search Procedure</text:p>
      <text:list xml:id="list5911837809734197575" text:style-name="L5">
        <text:list-item>
          <text:p text:style-name="P12">fMRI while listening to 16 stimuli (all new)</text:p>
        </text:list-item>
        <text:list-item>
          <text:p text:style-name="P12">have participants listen to 8 stimuli regularly over a few weeks</text:p>
        </text:list-item>
        <text:list-item>
          <text:p text:style-name="P12">fMRI while listening to 16 stimuli (half ‘new’, half known)</text:p>
        </text:list-item>
      </text:list>
      <text:p text:style-name="P10"/>
      <text:p text:style-name="P10">Research Questions</text:p>
      <text:list xml:id="list9182883565825228659" text:style-name="L4">
        <text:list-item>
          <text:p text:style-name="P11">ISS while listening to new/known songs</text:p>
        </text:list-item>
        <text:list-item>
          <text:p text:style-name="P11">differences in memory between songs with lyrics+music, sung lyrics, spoken word, music only</text:p>
          <text:list>
            <text:list-item>
              <text:p text:style-name="P11"><text:span text:style-name="T3">not necessarily trying to measure </text:span>familiarity <text:span text:style-name="T3">vs. r</text:span>ecognition <text:span text:style-name="T3">vs. r</text:span>ecollection</text:p>
            </text:list-item>
            <text:list-item>
              <text:p text:style-name="P13">interested in whether a participant has learned the stimuli to some reasonable extent</text:p>
            </text:list-item>
            <text:list-item>
              <text:p text:style-name="P13">how do we measure memory for music without confounding with perceptual and production problems of music?</text:p>
            </text:list-item>
          </text:list>
        </text:list-item>
      </text:list>
      <text:p text:style-name="P6"/>
      <text:p text:style-name="P6"><text:span text:style-name="T1">Memory tests – Full list</text:span></text:p>
      <text:list xml:id="list8747166480411599993" text:style-name="L2">
        <text:list-item>
          <text:p text:style-name="P3"><text:span text:style-name="T1">melody free recall – from title – vocal </text:span></text:p>
          <text:list>
            <text:list-item>
              <text:p text:style-name="P3">give title, ask participant to sing/hum melody of song</text:p>
            </text:list-item>
          </text:list>
        </text:list-item>
        <text:list-item>
          <text:p text:style-name="P4"><text:span text:style-name="T1">lyric free recall – from title – vocal</text:span></text:p>
          <text:list>
            <text:list-item>
              <text:p text:style-name="P3"><text:span text:style-name="T1">give title, ask participant to sing/speak lyrics</text:span></text:p>
            </text:list-item>
          </text:list>
        </text:list-item>
        <text:list-item>
          <text:p text:style-name="P1">lyric free recall – from title – typed</text:p>
          <text:list>
            <text:list-item>
              <text:p text:style-name="P1">give title, ask participants to type out lyrics for as much of the song as possible</text:p>
            </text:list-item>
          </text:list>
        </text:list-item>
        <text:list-item>
          <text:p text:style-name="P5">lyric free recall – with background music – vocal</text:p>
          <text:list>
            <text:list-item>
              <text:p text:style-name="P1">give title, play music, ask participants to sing lyrics with music</text:p>
            </text:list-item>
          </text:list>
        </text:list-item>
        <text:list-item>
          <text:p text:style-name="P1">lyric free recall – no melody – vocal</text:p>
          <text:list>
            <text:list-item>
              <text:p text:style-name="P1">give title, ask participants to speak the sung words (not sing) – removing tempo/pitch cues</text:p>
            </text:list-item>
          </text:list>
        </text:list-item>
        <text:list-item>
          <text:p text:style-name="P1">Title memory</text:p>
          <text:list>
            <text:list-item>
              <text:p text:style-name="P1">play clip – can they name the title</text:p>
            </text:list-item>
          </text:list>
        </text:list-item>
        <text:list-item>
          <text:p text:style-name="P5">Recognition task – song clips</text:p>
          <text:list>
            <text:list-item>
              <text:p text:style-name="P1">clips of old vs new songs, ask for ‘remember’, ‘know’, ‘new’ ratings</text:p>
            </text:list-item>
          </text:list>
        </text:list-item>
        <text:list-item>
          <text:p text:style-name="P5">Recognition task – pitch and tempo</text:p>
          <text:list>
            <text:list-item>
              <text:p text:style-name="P1">play clips of songs with altered <text:span text:style-name="T2">notes/tempo, ask participants to detect changes</text:span></text:p>
            </text:list-item>
            <text:list-item>
              <text:p text:style-name="P2">Whether tempo or pitch deviations are better detected when hear whole song, lyrics only, or instrumental only</text:p>
            </text:list-item>
          </text:list>
        </text:list-item>
        <text:list-item>
          <text:p text:style-name="P7">Recall task – pitch and tempo</text:p>
          <text:list>
            <text:list-item>
              <text:p text:style-name="P7">ask participants to produce intro notes to song 3 times</text:p>
            </text:list-item>
            <text:list-item>
              <text:p text:style-name="P7">measure pitch and tempo for accuracy</text:p>
            </text:list-item>
          </text:list>
        </text:list-item>
      </text:list>
      <text:p text:style-name="Text_20_body"/>
      <text:p text:style-name="Standard"/>
      <text:p text:style-name="Standard">Issues:</text:p>
      <text:list xml:id="list7692388553618217302" text:style-name="L3">
        <text:list-item>
          <text:p text:style-name="P9">scoring participants on reproduction introduces confound of reproduction ability</text:p>
          <text:list>
            <text:list-item>
              <text:p text:style-name="P8">do they not know they song OR are they bad at reproducing the song (by singing, humming etc)</text:p>
            </text:list-item>
          </text:list>
        </text:list-item>
        <text:list-item>
          <text:p text:style-name="P8">scoring lyric measures</text:p>
          <text:list>
            <text:list-item>
              <text:p text:style-name="P8">is percentage of lyrics recalled indicative of ‘knowing the song’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0:02:14.306761000</meta:creation-date>
    <dc:date>2016-08-03T11:14:16.225667000</dc:date>
    <meta:editing-duration>PT20M41S</meta:editing-duration>
    <meta:editing-cycles>6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36" meta:word-count="336" meta:character-count="1953" meta:non-whitespace-character-count="1668"/>
  </office:meta>
</office:document-meta>
</file>